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ing_20_1">
      <style:text-properties fo:font-size="20pt" style:font-size-asian="20pt" style:font-size-complex="20pt"/>
    </style:style>
    <style:style style:name="P8" style:family="paragraph" style:parent-style-name="Heading_20_2" style:list-style-name="WWNum1"/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style:font-name="Arial1"/>
    </style:style>
    <style:style style:name="P12" style:family="paragraph" style:parent-style-name="Standard">
      <style:paragraph-properties fo:text-align="center" style:justify-single-word="false"/>
      <style:text-properties style:font-name="Arial" fo:font-size="36pt" style:font-name-asian="DengXian" style:font-size-asian="36pt" style:font-name-complex="Arial2" style:font-size-complex="3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name-asian="DengXian" style:font-size-asian="20pt" style:font-name-complex="Arial2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style:font-name-asian="DengXian" style:font-size-asian="20pt" style:font-name-complex="Arial2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fo:font-size="24pt" officeooo:rsid="001ba846" officeooo:paragraph-rsid="001ba846" style:font-size-asian="24pt" style:font-size-complex="24pt"/>
    </style:style>
    <style:style style:name="P17" style:family="paragraph" style:parent-style-name="Standard">
      <style:text-properties style:font-name="Arial1"/>
    </style:style>
    <style:style style:name="P18" style:family="paragraph" style:parent-style-name="Standard">
      <style:text-properties style:font-name="Arial1" fo:font-size="11pt" style:font-size-asian="11pt" style:font-size-complex="11pt"/>
    </style:style>
    <style:style style:name="P19" style:family="paragraph" style:parent-style-name="Standard">
      <style:text-properties style:font-name="Arial1" officeooo:paragraph-rsid="001d60d1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5pt" officeooo:rsid="001d60d1" officeooo:paragraph-rsid="001d60d1" style:font-size-asian="13.1000003814697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15pt" officeooo:rsid="001d2314" officeooo:paragraph-rsid="001d2314" style:font-size-asian="13.1000003814697pt" style:font-size-complex="15pt"/>
    </style:style>
    <style:style style:name="P22" style:family="paragraph" style:parent-style-name="Standard">
      <style:paragraph-properties fo:text-align="center" style:justify-single-word="false"/>
      <style:text-properties style:font-name="Calibri2" fo:font-size="15pt" officeooo:paragraph-rsid="001d2314" style:font-name-asian="DengXian" style:font-size-asian="15pt" style:font-name-complex="Arial2" style:font-size-complex="15pt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15pt" officeooo:rsid="001d60d1" officeooo:paragraph-rsid="001d60d1" style:font-size-asian="15pt" style:font-size-complex="15pt"/>
    </style:style>
    <style:style style:name="P24" style:family="paragraph" style:parent-style-name="Standard">
      <style:paragraph-properties fo:break-before="page"/>
      <style:text-properties style:font-name="Arial" fo:font-size="20pt" style:font-name-asian="DengXian" style:font-size-asian="20pt" style:font-name-complex="Arial2" style:font-size-complex="20pt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36pt" style:font-name-asian="DengXian" style:font-size-asian="36pt" style:font-name-complex="Arial2" style:font-size-complex="36pt"/>
    </style:style>
    <style:style style:name="T2" style:family="text">
      <style:text-properties style:font-name="Arial" fo:font-size="20pt" style:font-name-asian="DengXian" style:font-size-asian="20pt" style:font-name-complex="Arial2" style:font-size-complex="20pt"/>
    </style:style>
    <style:style style:name="T3" style:family="text">
      <style:text-properties style:font-name="Arial" fo:font-size="24pt" style:font-name-asian="DengXian" style:font-size-asian="24pt" style:font-name-complex="Arial2" style:font-size-complex="24pt"/>
    </style:style>
    <style:style style:name="T4" style:family="text">
      <style:text-properties style:font-name="Arial" style:font-name-asian="DengXian" style:font-name-complex="Arial2"/>
    </style:style>
    <style:style style:name="T5" style:family="text">
      <style:text-properties text:display="true"/>
    </style:style>
    <style:style style:name="T6" style:family="text">
      <style:text-properties style:font-name-asian="DengXian"/>
    </style:style>
    <style:style style:name="T7" style:family="text">
      <style:text-properties style:font-name-asian="DengXian" style:font-name-complex="Arial2"/>
    </style:style>
    <style:style style:name="T8" style:family="text">
      <style:text-properties fo:color="#000000" loext:opacity="100%" style:font-name="Helvetica"/>
    </style:style>
    <style:style style:name="T9" style:family="text">
      <style:text-properties fo:color="#000000" loext:opacity="100%"/>
    </style:style>
    <style:style style:name="T10" style:family="text">
      <style:text-properties style:font-name="Helvetica"/>
    </style:style>
    <style:style style:name="T11" style:family="text">
      <style:text-properties style:font-name="Helvetica" style:font-name-asian="DengXian" style:font-name-complex="Arial2"/>
    </style:style>
    <style:style style:name="T12" style:family="text">
      <style:text-properties fo:font-size="14pt" style:font-size-asian="14pt" style:font-size-complex="12pt"/>
    </style:style>
    <style:style style:name="T13" style:family="text">
      <style:text-properties officeooo:rsid="001ba846"/>
    </style:style>
    <style:style style:name="T14" style:family="text">
      <style:text-properties officeooo:rsid="001d2314"/>
    </style:style>
    <style:style style:name="T15" style:family="text">
      <style:text-properties style:font-name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INSTALACIÓN DE SISTEMAS OPERATIVOS</text:span></text:p>
      <text:p text:style-name="P12"/>
      <text:p text:style-name="P16"><text:span text:style-name="T4">Sara Gisela Castillo Varg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/></text:p>
      <text:p text:style-name="P15"><text:span text:style-name="T4"/></text:p>
      <text:p text:style-name="P15"><text:span text:style-name="T4"/></text:p>
      <text:p text:style-name="P23"><text:span text:style-name="T7"/></text:p>
      <text:p text:style-name="P23"><text:span text:style-name="T7">Figura 1: Portada</text:span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Standard"><text:span text:style-name="T3">Sumario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2"><text:a xlink:type="simple" xlink:href="#__RefHeading___Toc200_1371890550" text:style-name="Index_20_Link" text:visited-style-name="Index_20_Link">1 Descarga de la imagen del Sistema<text:tab/>3</text:a></text:p>
          <text:p text:style-name="P2"><text:a xlink:type="simple" xlink:href="#__RefHeading___Toc202_1371890550" text:style-name="Index_20_Link" text:visited-style-name="Index_20_Link">2 Obtención del programa de flasheo<text:tab/>3</text:a></text:p>
          <text:p text:style-name="P2"><text:a xlink:type="simple" xlink:href="#__RefHeading___Toc204_1371890550" text:style-name="Index_20_Link" text:visited-style-name="Index_20_Link">3 Creación del medio de arranque (Flash)<text:tab/>3</text:a></text:p>
          <text:p text:style-name="P2"><text:a xlink:type="simple" xlink:href="#__RefHeading___Toc206_1371890550" text:style-name="Index_20_Link" text:visited-style-name="Index_20_Link">4 Configuración del arranque del ordenador<text:tab/>3</text:a></text:p>
          <text:p text:style-name="P5"><text:a xlink:type="simple" xlink:href="#__RefHeading___Toc208_1371890550" text:style-name="Index_20_Link" text:visited-style-name="Index_20_Link">4.1 Modificar las opciones de arranque de en la BIOS<text:tab/>4</text:a></text:p>
          <text:p text:style-name="P5"><text:a xlink:type="simple" xlink:href="#__RefHeading___Toc210_1371890550" text:style-name="Index_20_Link" text:visited-style-name="Index_20_Link">4.2 Entrar en el menú de arranque del equipo<text:tab/>4</text:a></text:p>
          <text:p text:style-name="P2"><text:a xlink:type="simple" xlink:href="#__RefHeading___Toc212_1371890550" text:style-name="Index_20_Link" text:visited-style-name="Index_20_Link">5 Instalación del Sistema Operativo<text:tab/>4</text:a></text:p>
          <text:p text:style-name="P5"><text:a xlink:type="simple" xlink:href="#__RefHeading___Toc214_1371890550" text:style-name="Index_20_Link" text:visited-style-name="Index_20_Link">5.1 Elección de idioma<text:tab/>4</text:a></text:p>
          <text:p text:style-name="P5"><text:a xlink:type="simple" xlink:href="#__RefHeading___Toc216_1371890550" text:style-name="Index_20_Link" text:visited-style-name="Index_20_Link">5.2 Selección y preparación de disco duro<text:tab/>4</text:a></text:p>
          <text:p text:style-name="P5"><text:a xlink:type="simple" xlink:href="#__RefHeading___Toc218_1371890550" text:style-name="Index_20_Link" text:visited-style-name="Index_20_Link">5.3 Creación de cuenta de usuario administrador<text:tab/>4</text:a></text:p>
          <text:p text:style-name="P5"><text:a xlink:type="simple" xlink:href="#__RefHeading___Toc220_1371890550" text:style-name="Index_20_Link" text:visited-style-name="Index_20_Link">5.4 Otros pasos<text:tab/>4</text:a></text:p>
          <text:p text:style-name="P2"><text:a xlink:type="simple" xlink:href="#__RefHeading___Toc222_1371890550" text:style-name="Index_20_Link" text:visited-style-name="Index_20_Link">6 Reinicio y comprobación<text:tab/>4</text:a></text:p>
        </text:index-body>
      </text:table-of-content>
      <text:p text:style-name="P13"/>
      <text:p text:style-name="P13"/>
      <text:p text:style-name="P13"/>
      <text:p text:style-name="P13"/>
      <text:p text:style-name="P22"><text:span text:style-name="T14">Figura 2: Indice</text:span></text:p>
      <text:p text:style-name="P24"/>
      <text:h text:style-name="P7" text:outline-level="1"><text:bookmark-start text:name="_Toc54819752"/><text:bookmark-start text:name="__RefHeading___Toc200_1371890550"/>1 <text:s/>Descarga de la imagen del Sistema<text:bookmark-end text:name="_Toc54819752"/><text:bookmark-end text:name="__RefHeading___Toc200_1371890550"/></text:h>
      <text:p text:style-name="P18"><text:span text:style-name="T9">En primer lugar, hay que descargar la imagen del sistema operativo que se vaya a instalar. En el caso de un sistema basado en Linux (Ubuntu) puede descargarse el fichero de Internet. En el caso de Windows también puede descargarse de <text:line-break/>Internet, aunque hay que tener en cuenta que habrá que comprar una clave de producto para poder instalar el sistema.</text:span></text:p>
      <text:p text:style-name="P18"><text:span text:style-name="T9">Los archivos de imagen de sistema operativo suelen tener una extensión .ISO. Están pensados para ser gravados en DVD, aunque también se pueden grabar en pendrives.</text:span></text:p>
      <text:h text:style-name="P7" text:outline-level="1"><text:bookmark-start text:name="_Toc54819753"/><text:bookmark-start text:name="__RefHeading___Toc202_1371890550"/>2 <text:s/>Obtención del programa de flasheo<text:bookmark-end text:name="_Toc54819753"/><text:bookmark-end text:name="__RefHeading___Toc202_1371890550"/></text:h>
      <text:p text:style-name="P17"><text:span text:style-name="T7">Una vez disponemos del archivo ISO con la imagen del sistema debemos grabarlo en un medio físico. Se puede grabar un DVD o utilizar un pendrive.</text:span></text:p>
      <text:p text:style-name="P17"><text:span text:style-name="T7">Para que el pendrive funciona correctamente será necesario grabar el fichero con un programa especial. A este procedimiento se le denomina ´´Flash´´. En las prácticas utilizaremos el programa Etcher, que es gratuito y se puede descargar de Internet.</text:span></text:p>
      <text:h text:style-name="P7" text:outline-level="1"><text:bookmark-start text:name="_Toc54819754"/><text:bookmark-start text:name="__RefHeading___Toc204_1371890550"/><text:span text:style-name="T6">3 <text:s/>Creación del medio de arranque (Flash)</text:span><text:bookmark-end text:name="_Toc54819754"/><text:bookmark-end text:name="__RefHeading___Toc204_1371890550"/></text:h>
      <text:p text:style-name="P17">El proceso de flash es muy sencillo. Los pasos son:</text:p>
      <text:list xml:id="list1176337608" text:style-name="WWNum1">
        <text:list-item>
          <text:p text:style-name="P11">Conectar un pendrive al ordenador. ¡Ojo! El pendrive será borrado totalmente mediante este procedimiento.</text:p>
        </text:list-item>
        <text:list-item>
          <text:p text:style-name="P11">Arrancar Etcher</text:p>
        </text:list-item>
        <text:list-item>
          <text:p text:style-name="P11">Seleccionar el fichero ISO descargado con la imagen del sistema operativo</text:p>
        </text:list-item>
        <text:list-item>
          <text:p text:style-name="P11">Seleccionar el pendrive</text:p>
        </text:list-item>
        <text:list-item>
          <text:p text:style-name="P10"><text:span text:style-name="T15">Pulsar en el botón ´´Flash´</text:span><text:span text:style-name="T10">´</text:span></text:p>
        </text:list-item>
      </text:list>
      <text:h text:style-name="P7" text:outline-level="1"><text:bookmark-start text:name="_Toc54819755"/><text:bookmark-start text:name="__RefHeading___Toc206_1371890550"/>4 <text:s/>Configuración del arranque del ordenador<text:bookmark-end text:name="_Toc54819755"/><text:bookmark-end text:name="__RefHeading___Toc206_1371890550"/></text:h>
      <text:p text:style-name="P19">Una vez creado el pendrive de arranque, lo conectaremos al ordenador que queramos instalar.</text:p>
      <text:p text:style-name="P19">Hay dos maneras de configurar el ordenador para que arranque desde el pendrive que hemos creado y no desde el disco duro. A continuación, se explica cada una de ellas.</text:p>
      <text:p text:style-name="P21"/>
      <text:p text:style-name="P21"/>
      <text:p text:style-name="P21"/>
      <text:p text:style-name="P21"/>
      <text:p text:style-name="P21">Figura 3: Página 1</text:p>
      <text:h text:style-name="P9" text:outline-level="2"><text:bookmark-start text:name="_Toc54819756"/><text:bookmark-start text:name="__RefHeading___Toc208_1371890550"/><text:soft-page-break/>4.1 Modificar las opciones de arranque de en la BIOS<text:bookmark-end text:name="_Toc54819756"/><text:bookmark-end text:name="__RefHeading___Toc208_1371890550"/></text:h>
      <text:p text:style-name="P17">En este caso habrá que arranca el ordenador y pulsar las teclas ´´Supr´´ y ´´F2´´ de manera alterna mientras se esté arrancando. Entraremos en la pantalla de la BIOS y cambiaremos las opciones de arranque (BOOT) para que el pendrive USB aparezca como primera opción.</text:p>
      <text:h text:style-name="P9" text:outline-level="2"><text:bookmark-start text:name="_Toc54819757"/><text:bookmark-start text:name="__RefHeading___Toc210_1371890550"/>4.2 Entrar en el menú de arranque del equipo<text:bookmark-end text:name="_Toc54819757"/><text:bookmark-end text:name="__RefHeading___Toc210_1371890550"/></text:h>
      <text:p text:style-name="P17">En este caso habrá que arrancar el ordenador y pulsar la tecla F12 varias veces hasta que aparezca un menú de arranque. Elegiremos la opción de arranque desde dispositivo USB</text:p>
      <text:h text:style-name="P7" text:outline-level="1"><text:bookmark-start text:name="_Toc54819758"/><text:bookmark-start text:name="__RefHeading___Toc212_1371890550"/>5 <text:s/>Instalación del Sistema Operativo<text:bookmark-end text:name="_Toc54819758"/><text:bookmark-end text:name="__RefHeading___Toc212_1371890550"/></text:h>
      <text:p text:style-name="P17">Si hemos seguido todos los pasos el ordenador arrancará desde el sistema instalado en el pendrive. A continuación, se iniciará el proceso de instalación del sistema operativo, que comprende los siguientes pasos.</text:p>
      <text:list xml:id="list205036537227535" text:continue-numbering="true" text:style-name="WWNum1">
        <text:list-item>
          <text:list>
            <text:list-item>
              <text:h text:style-name="P8" text:outline-level="2"><text:bookmark-start text:name="_Toc54819759"/><text:bookmark-start text:name="__RefHeading___Toc214_1371890550"/>Elección de idioma<text:bookmark-end text:name="_Toc54819759"/><text:bookmark-end text:name="__RefHeading___Toc214_1371890550"/></text:h>
            </text:list-item>
          </text:list>
        </text:list-item>
      </text:list>
      <text:p text:style-name="Standard"><text:span text:style-name="T15">Elegiremos el idioma del sistema y el idioma del teclado</text:span><text:span text:style-name="T10">.</text:span></text:p>
      <text:list xml:id="list205034675451894" text:continue-numbering="true" text:style-name="WWNum1">
        <text:list-item>
          <text:list>
            <text:list-item>
              <text:h text:style-name="P8" text:outline-level="2"><text:bookmark-start text:name="_Toc54819760"/><text:bookmark-start text:name="__RefHeading___Toc216_1371890550"/>Selección y preparación de disco duro<text:bookmark-end text:name="_Toc54819760"/><text:bookmark-end text:name="__RefHeading___Toc216_1371890550"/></text:h>
            </text:list-item>
          </text:list>
        </text:list-item>
      </text:list>
      <text:p text:style-name="P17">A continuación, se indicará el disco duro en el que se desea instalar el sistema.</text:p>
      <text:list xml:id="list205034462092613" text:continue-numbering="true" text:style-name="WWNum1">
        <text:list-item>
          <text:list>
            <text:list-item>
              <text:h text:style-name="P8" text:outline-level="2"><text:bookmark-start text:name="_Toc54819761"/><text:bookmark-start text:name="__RefHeading___Toc218_1371890550"/>Creación de cuenta de usuario administrador<text:bookmark-end text:name="_Toc54819761"/><text:bookmark-end text:name="__RefHeading___Toc218_1371890550"/></text:h>
            </text:list-item>
          </text:list>
        </text:list-item>
      </text:list>
      <text:p text:style-name="P17">A continuación, se creará un usuario administrador del equipo. Habrá que indicar sus datos (nombre completo), nombre de usuario y contraseña.</text:p>
      <text:list xml:id="list205036136246209" text:continue-numbering="true" text:style-name="WWNum1">
        <text:list-item>
          <text:list>
            <text:list-item>
              <text:h text:style-name="P8" text:outline-level="2"><text:bookmark-start text:name="_Toc54819762"/><text:bookmark-start text:name="__RefHeading___Toc220_1371890550"/>Otros pasos<text:bookmark-end text:name="_Toc54819762"/><text:bookmark-end text:name="__RefHeading___Toc220_1371890550"/></text:h>
            </text:list-item>
          </text:list>
        </text:list-item>
      </text:list>
      <text:p text:style-name="Standard"><text:span text:style-name="T15">Es posible que haya que configurar algunas opciones adicionales, como la lisa de programas a instalar, la zona horaria, etc</text:span><text:span text:style-name="T10">.</text:span></text:p>
      <text:h text:style-name="P7" text:outline-level="1"><text:bookmark-start text:name="_Toc54819763"/><text:bookmark-start text:name="__RefHeading___Toc222_1371890550"/>6 <text:s/>Reinicio y comprobación<text:bookmark-end text:name="_Toc54819763"/><text:bookmark-end text:name="__RefHeading___Toc222_1371890550"/></text:h>
      <text:p text:style-name="P17">Una vez terminado el proceso de instalación, el sistema indicará el usuario que retire el medio de instalación (pendrive) y pedirá reiniciar el equipo. En este punto quitaremos el pendrive del equipo, reiniciaremos y comprobaremos que el ordenador arranca el sistema operativo desde su disco duro de manera correcta.</text:p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P20">Figura 4: Página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padding="0.049cm" fo:border-left="none" fo:border-right="none" fo:border-top="none" fo:border-bottom="0.06pt solid #000000" fo:keep-with-next="always"/>
      <style:text-properties fo:color="#ed7d31" loext:opacity="100%" style:font-name="Arial" fo:font-family="Arial" style:font-family-generic="roman" style:font-pitch="variable" fo:font-size="36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ed7d31" loext:opacity="100%" style:font-name="Arial" fo:font-family="Aria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es" style:country-asian="ES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ed7d31" loext:opacity="100%" style:font-name="Arial" fo:font-family="Arial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2_20_Car" style:display-name="Título 2 Car" style:family="text" style:parent-style-name="Default_20_Paragraph_20_Font">
      <style:text-properties fo:color="#ed7d31" loext:opacity="100%" style:font-name="Arial" fo:font-family="Aria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ba846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order-top="none" fo:border-bottom="0.06pt solid #000000" fo:border-left="none" fo:border-right="none" fo:padding="0.049cm" style:dynamic-spacing="true"/>
      </style:header-style>
      <style:footer-style>
        <style:header-footer-properties fo:min-height="1.251cm" fo:margin-left="0cm" fo:margin-right="0cm" fo:margin-top="1.15cm" fo:border-top="0.06pt solid #000000" fo:border-bottom="none" fo:border-left="none" fo:border-right="none" fo:padding="0.049cm" style:dynamic-spacing="true"/>
      </style:footer-style>
    </style:page-layout>
  </office:automatic-styles>
  <office:master-styles>
    <style:master-page style:name="Standard" style:page-layout-name="Mpm1">
      <style:header>
        <text:p text:style-name="MP1">5 CONTENIDO DE LAS PÁGINAS DEL DOCUMENTO</text:p>
      </style:header>
      <style:footer>
        <text:p text:style-name="Footer">OACE 2020-202<text:span text:style-name="MT1">1<text:tab/>Sara Gisela Castillo Varga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BRIEL LOPEZ SEGOVIA</meta:initial-creator>
    <meta:editing-cycles>3</meta:editing-cycles>
    <meta:creation-date>2020-10-28T21:19:00</meta:creation-date>
    <dc:date>2020-12-11T20:50:34.055000000</dc:date>
    <meta:editing-duration>PT1H10M10S</meta:editing-duration>
    <meta:generator>LibreOffice/7.0.3.1$Windows_X86_64 LibreOffice_project/d7547858d014d4cf69878db179d326fc3483e082</meta:generator>
    <meta:document-statistic meta:table-count="0" meta:image-count="0" meta:object-count="0" meta:page-count="4" meta:paragraph-count="54" meta:word-count="666" meta:character-count="3960" meta:non-whitespace-character-count="3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